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ktbegründungen</text:p>
      <text:p text:style-name="P6"/>
      <text:p text:style-name="P4">Grundlagen</text:p>
      <text:p text:style-name="P4"/>
      <text:p text:style-name="P1">Die erste Projektidee entstand durch die Betrachtung eines Alltagsproblems der TH-Köln.</text:p>
      <text:p text:style-name="P1">Das Problem besteht in mangelnden Parkplätzen und unzureichende Organisation dieser.</text:p>
      <text:p text:style-name="P1">Häufig wird beobachtet wie die Parkplatzkapazität nahezu vollkommen ausgeschöpft ist, die Situation auf dem Parkplatz durch Falschparker verschlechtert wird, die zum Teil mehr als eine Parklücke benutzen und häufig Schäden an Fahrzeugen auftreten. </text:p>
      <text:p text:style-name="P1">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1">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1"/>
      <text:p text:style-name="P1">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1"/>
      <text:p text:style-name="P5">Die Marktrecherche bezieht sich auf die Konkurrenz zu dem im Projekt geplanten System auf dem aktuellen Markt. Das Augenmerk wurde hier auf die Eigenschaften und Funktionalitäten der größten und erfolgreichsten Konkurrenten gelegt. Schlussendlich wurden verstärkt Nachteile der Konkurrenz herausgearbeitet um das Alleinstellungsmerkmal deutlich zu machen. Dadurch hängen Alleinstellungsmerkmal und die Marktrecherche eng zusammen und verweisen aufeinander.</text:p>
      <text:p text:style-name="P1"/>
      <text:p text:style-name="P5">Entwicklung des Architekturmodells</text:p>
      <text:p text:style-name="P5"/>
      <text:p text:style-name="P1">Das Kommunikationsmodell zeigt die Unterschiedlichen Stakeholder im Problemraum.</text:p>
      <text:p text:style-name="P1">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1"/>
      <text:p text:style-name="P1">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text:soft-page-break/>gesetzlichen Rahmenbedingungen aus der Domänenrecherche. So kann ein Risiko definiert werden, das es unmöglich macht eine Anwendung zu gestalten, die während der Fahrt benutzbar ist.</text:p>
      <text:p text:style-name="P1"/>
      <text:p text:style-name="P1">Um die Risiken besser abwägen zu können wurden Proof of Concepts erstellt; bei der Erstellung dieser wurden die hauptsächlich problematischen Teile des Dienstes ermittelt und versucht umzusetzen. </text:p>
      <text:p text:style-name="P1">Eine der Hauptfragen war, ob es möglich ist die Google Maps API weitestgehend zu überarbeiten. Im Proof of Concepts wurde die Google Maps API überarbeitet und somit die Möglichkeit der Umsetzung bewiesen.</text:p>
      <text:p text:style-name="P1">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1">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1">Durch die Proof of Concepts ist eine Erweiterung der Anwendungslogik entstanden. So wurde unter anderen kleineren Überarbeitungen des Konzeptes die Entwicklung eines Parkleitsystems beschlossen. </text:p>
      <text:p text:style-name="P1"/>
      <text:p text:style-name="P5">Planung der Vorgehensweise</text:p>
      <text:p text:style-name="P1"/>
      <text:p text:style-name="P1">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1"/>
      <text:p text:style-name="P2">Usability Engineering Lifecycle</text:p>
      <text:p text:style-name="P1">nach Deborah Mayhew</text:p>
      <text:p text:style-name="P1"/>
      <text:p text:style-name="P1">Der Usability Engineering Lifecycle besteht aus einem unflexiblem Drei-Phasen Vorgehen was neben der Entwicklung von benutzerfreundlichen Programmen vor allem die Entwicklung von grafischen Benutzeroberfläche vereinfacht. </text:p>
      <text:p text:style-name="P1">Ähnlich wie bei der ISO DIN EN-9241 sind auch im Usability Engineering Lifecycle 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1">Ein Vorteil besteht dadurch allerdings in der leichteren Planbarkeit des Projektes, die <text:s/>unerfahrenen Projektteams Unterstützung sowie Sicherheit bieten kann. </text:p>
      <text:p text:style-name="P1">Für die zu entwickelnde Parkplatz-App ist dieses Vorgehen nicht flexibel genug, da gerade in der Planungsphase die Zielgruppen eine erhöhte Aufmerksamkeit benötigen,da diese <text:soft-page-break/>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1"/>
      <text:p text:style-name="P2">Usage Centered Design</text:p>
      <text:p text:style-name="P1">nach Lockwood &amp; Constatine</text:p>
      <text:p text:style-name="P1"/>
      <text:p text:style-name="P1">Das weltweit populäre Usage Centered Design nach Lockwood und Constantine ähnelt sehr dem MCI-Modell des ISO DIN EN-9241, wobei der Schwerpunkt der Entwicklung im Vergleich zur ISO nicht auf Benutzer, sondern auf die Benutzung des Endproduktes gelegt wird.</text:p>
      <text:p text:style-name="P1">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1"/>
      <text:p text:style-name="P2">Scenario Based Usability Engineering</text:p>
      <text:p text:style-name="P1">nach Rosson &amp; Carrol</text:p>
      <text:p text:style-name="P1"/>
      <text:p text:style-name="P1">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1">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1">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1"/>
      <text:p text:style-name="P2">Discount Usability</text:p>
      <text:p text:style-name="P1">nach Jakob Nielsen</text:p>
      <text:p text:style-name="P1"/>
      <text:p text:style-name="P1">Discount Usability versucht gut bedienbare grafische Oberflächen mit dem geringsten Ressourceneinsatz zu ermöglichen. Die vorgegebenen Methoden eignen sich besonders für statische Kommunikation wie beispielsweise Webseiten oder Formulare sehr gut, versagen allerdings ohne weitere Bearbeitung der Vorgehensweisen für dynamische bzw. interaktive Dialoge.</text:p>
      <text:p text:style-name="P1">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2"/>
      <text:p text:style-name="P2">Contextual Design</text:p>
      <text:p text:style-name="P1">nach Beyer &amp; Holtzblatt</text:p>
      <text:p text:style-name="P1"><text:soft-page-break/></text:p>
      <text:p text:style-name="P1">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1">Da der Nutzungskontext der Parkapp von Anfang an relativ klar ist, werden wir keine Methoden aus dem Contextual Desing verwenden.</text:p>
      <text:p text:style-name="P1"/>
      <text:p text:style-name="P1"/>
      <text:p text:style-name="P2">DIN EN ISO-9241</text:p>
      <text:p text:style-name="P2"/>
      <text:p text:style-name="P1">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1">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1"/>
      <text:p text:style-name="P1">Planung der Architektur</text:p>
      <text:p text:style-name="P1">Um eine Übersicht über die einzelnen Teile des Dienstes und ihre Kommunikation zu erhalten wurde ein Architekturdiagramm erzeugt, welches im wesentlichen aus drei Teilen besteht; zum ersten dem Dienst selber welcher die vollständige Präsentationslogik, sowie für den Benutzer individuelle Anwendungslogik beinhaltet. Die Anwendungslogik wurde nicht vollständig auf dem Server geplant, da Teile der Logik nur für einen Nutzer interessant sind und keinen Austausch mit anderen Nutzern benötigt werden. Ein Beispiel dafür ist der Parkzeitwecker, welcher die geparkte Zeit mitzählt und dem Nutzer den Preis für den aktuellen Parkvorgang anzeigt, oder die Ortung des eigenen Fahrzeugs. Die Logik wurde auf den Dienst gelegt um die Kommunikation zwischen Server und Dienst möglichst gering zu halten, um auch ohne die Nutzung der mobilen Daten auf dem Mobiltelefon weiterhin Teile der App zu verwenden.</text:p>
      <text:p text:style-name="P1">Auf der Serverseite des Dienstes werden vor allem Daten gehalten, welche für alle User die gleiche Relevanz haben oder jene die zwischen ihnen ausgetauscht werden. Ein Beispiel hierfür ist die aktuelle Belegung der Parkplätze. <text:span text:style-name="T1">Außerdem enthält der Server die restliche Anwendungslogik, wie beispielsweise die Kommunikation zwischen den einzelnen Parkteilnehmern etc. <text:s/>(was noch???)</text:span></text:p>
      <text:p text:style-name="P1">Im Hintergrund werden die abzurufenden Daten auf einer Redis Datenbank gespeichert, da die Programmierer mit dieser Art von Datenbank bereits gearbeitet haben und somit <text:soft-page-break/>keine zusätzliche Einarbeitungszeit für die Datenbank benötigt wird. Außerdem erfüllt die Redis Datenbank vollständig die ermittelten Voraussetzungen an die benötigte Datenbank ohne überflüssige Datenmengen zu übertragen oder abzuspeichern. </text:p>
      <text:p text:style-name="P1">Die Kommunikation zwischen den Entitäten Dienst, Server und Datenbank werden vollständig in JSON stattfinden, (<text:span text:style-name="T1">WIESO? Datenbank-Server auch???)</text:span></text:p>
      <text:p text:style-name="P1"><text:span text:style-name="T1"/></text:p>
      <text:p text:style-name="P1"><text:span text:style-name="T1"/></text:p>
      <text:p text:style-name="P1"><text:span text:style-name="T1"/></text:p>
      <text:p text:style-name="P1">Anforderungsermittlung</text:p>
      <text:p text:style-name="P1">Als weiterer Schritt der Anforderungsermittlung und als Teil der Vorgabe des methodischen Rahmens wurden Personae erstellt, welche möglichst genau Personen beschreiben sollen, welche in Zukunft mit dem fertigen Produkt arbeiten könnten. Es wurden bewusst drei völlig verschiedene Personen erdacht, um ein möglichst vielseitiges Anforderungsbild zu erschaffen. Die Erzeugung fertiger Personae half vor allem bei der Vorstellung und Identifizierung der zukünftigen Benutzer im Cognitive Walkthrough um die genauen Bedürfnisse der Benutzer herausarbeiten zu können. </text:p>
      <text:p text:style-name="P1"/>
      <text:p text:style-name="P1">Vor der Entwicklung der Nutzergruppen, und um ein möglichst umfassendes Bild aller an der Entwicklung sowie Verwendung des Services beteiligten Menschen zu haben, wurde eine Stakeholderanalyse durchgeführt. Während dieser Analyse fiel auf, dass es einen weit größeren Nutzerkreis gab als zunächst angenommen. Und somit ein genaueres herausfinden der Nutzergruppen nötig ist.</text:p>
      <text:p text:style-name="P1">Um Nutzergruppen möglichst vollständig zu Identifizieren wurden User Modelle erstellt, welche verschieden und vollständig Nutzer abbilden soll. Dies hat sehr geholfen die bereits vorgeplanten Teile des Programms zu verschiedenen Nutzern zuzuordnen und zu planen wie <text:s/>für die Nutzer am leichtesten zu verwendenden Oberflächen und Funktionalitäten auszusehen haben. Zusätzlich hat die Analyse der verschiedenen Fähigkeiten sowie der grundlegenden als auch psychischen Voraussetzungen der Nutzer <text:s text:c="2"/>geholfen die genauen Anforderungen der Benutzer zu finden. Außerdem hat es durch Überlegung geholfen das Projekt weiter einzugrenzen und somit den Workload zu schmälern und die Entwicklung eines schwer zu bedienenden Produktes mit viele zu vielen Funktionalitäten zu verhindert. Beispielsweise wurde die Planung eines Parksystems für LKW-Fahrer in der Planung zurückgestellt, da diese keine all zu große Nutzergruppe sind und LKW Parkplätze zumeist bereits über spezielle Navigationsgeräte und Karten organisiert sind. </text:p>
      <text:p text:style-name="P5"><text:span text:style-name="T1"/></text:p>
      <text:p text:style-name="P5">Ich weiß nicht was ich zu den Anforderungen schreiben soll..</text:p>
      <text:p text:style-name="P1"/>
      <text:p text:style-name="P1">Die Entwicklung der verwendeten Datenstrukturen wurde größtenteils an den gegebenen Daten der Open-Data Quelle Opendata Köln <text:span text:style-name="T1">(siehe </text:span><text:a xlink:type="simple" xlink:href="http://www.stadt-koeln.de/externe-dienste/open-data/parking.php" text:style-name="Internet_20_link" text:visited-style-name="Visited_20_Internet_20_Link"><text:span text:style-name="T1">http://www.stadt-koeln.de/externe-dienste/open-data/parking.php</text:span></text:a><text:span text:style-name="T1">) </text:span>orientiert, da diese vorerst die einzige Quelle für Informationen zu Parkplätzen sein wird und somit bestenfalls inhaltlich exakt übernommen werden sollte um möglichst alle relevanten Informationen übernehmen zu können<text:span text:style-name="T1">. </text:span></text:p>
      <text:p text:style-name="P1">Zu den Usern wurde zunächst nur die eindeutige Identifikation über ID sowie Nummernschild geplant und eine <text:span text:style-name="T1">Rollenzuweisung um spezielle Parkplätze die nur für bestimmte Gruppen verfügbar sind nur zu entsprechenden Usern zu übertragen; Beispiele hierfür sind u.A. Parkplätze die nur an Frauen weitervermietet werden sollen oder Studentenparkplätze.</text:span></text:p>
      <text:p text:style-name="P1">Zu den Entitäten Parkplatz und User kommen noch einige zusätzliche Schnittstellen, die Benötigt werden um alle geplanten Funktionen abbilden zu können, darunter fällt die bereits zuvor begründete Google Maps API, die Implementierung des Parkplatzweckers, sowie eine Kommunikationsschnittstelle um asynchrone Kommunikation zu anderen <text:soft-page-break/>Parkplatzteilnehmern zu ermöglichen. Die Kommunikatons-Schnittstelle wurde an dieser Stelle zunächst mit dem Pub-Sub T<text:span text:style-name="T1">ool „Faye“ von JSON geplant, da dieses bereits bekannt unter den Entwicklern war und somit weiterer Workload zur Einarbeitung gespart werden kann. Allerdings wurden an dieser Stelle die grundlegenden Vor- und Nachteile dieses Vorgehens noch nicht ermittelt und somit ist diese Lösung zunächst nur als Übergangslösung zu betrachte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08T14:53:00.15</dc:date>
    <meta:editing-duration>PT4H16M11S</meta:editing-duration>
    <meta:editing-cycles>7</meta:editing-cycles>
    <meta:generator>OpenOffice/4.1.0$Win32 OpenOffice.org_project/410m18$Build-9764</meta:generator>
    <dc:creator>bernd  schneider</dc:creator>
    <meta:document-statistic meta:table-count="0" meta:image-count="0" meta:object-count="0" meta:page-count="6" meta:paragraph-count="61" meta:word-count="2245" meta:character-count="16823"/>
  </office:meta>
</office:document-meta>
</file>